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92cddc" fo:padding-left="0.191cm" fo:padding-right="0.191cm" fo:padding-top="0cm" fo:padding-bottom="0cm" fo:border="0.018cm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92cddc" fo:padding-left="0.191cm" fo:padding-right="0.191cm" fo:padding-top="0cm" fo:padding-bottom="0cm" fo:border-left="0.018cm solid #000000" fo:border-right="0.018cm solid #000000" fo:border-top="0.018cm solid #000000" fo:border-bottom="none">
        <style:background-image/>
      </style:table-cell-properties>
    </style:style>
    <style:style style:name="Tableau2.A2" style:family="table-cell">
      <style:table-cell-properties fo:background-color="#92cddc" fo:padding-left="0.191cm" fo:padding-right="0.191cm" fo:padding-top="0cm" fo:padding-bottom="0cm" fo:border-left="0.018cm solid #000000" fo:border-right="0.018cm solid #000000" fo:border-top="none" fo:border-bottom="0.018cm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92cddc" fo:padding-left="0.191cm" fo:padding-right="0.191cm" fo:padding-top="0cm" fo:padding-bottom="0cm" fo:border="0.018cm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92cddc" fo:padding-left="0.191cm" fo:padding-right="0.191cm" fo:padding-top="0cm" fo:padding-bottom="0cm" fo:border="0.018cm solid #000000">
        <style:background-image/>
      </style:table-cell-properties>
    </style:style>
    <style:style style:name="P1" style:family="paragraph" style:parent-style-name="Header">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style>
    <style:style style:name="P2" style:family="paragraph" style:parent-style-name="Footer">
      <style:paragraph-properties fo:text-align="center" style:justify-single-word="false"/>
    </style:style>
    <style:style style:name="P3" style:family="paragraph" style:parent-style-name="Normal">
      <style:paragraph-properties fo:hyphenation-ladder-count="no-limit" fo:break-before="page"/>
      <style:text-properties fo:hyphenate="true" fo:hyphenation-remain-char-count="0" fo:hyphenation-push-char-count="0"/>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fo:font-weight="bold" style:font-size-asian="12pt" style:font-weight-asian="bold" style:font-size-complex="12pt"/>
    </style:style>
    <style:style style:name="P7" style:family="paragraph" style:parent-style-name="Normal">
      <style:paragraph-properties fo:text-align="justify"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8" style:family="paragraph" style:parent-style-name="Normal">
      <style:paragraph-properties fo:text-align="justify" style:justify-single-word="false"/>
      <style:text-properties fo:font-size="14pt" style:font-size-asian="14pt" style:font-size-complex="14pt"/>
    </style:style>
    <style:style style:name="P9" style:family="paragraph" style:parent-style-name="Normal">
      <style:paragraph-properties fo:text-align="justify" style:justify-single-word="false"/>
      <style:text-properties fo:font-size="14pt" fo:font-weight="bold" style:font-size-asian="14pt" style:font-weight-asian="bold" style:font-size-complex="14pt"/>
    </style:style>
    <style:style style:name="P10" style:family="paragraph" style:parent-style-name="Normal">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Normal">
      <style:paragraph-properties fo:text-align="center" style:justify-single-word="false"/>
      <style:text-properties fo:font-weight="bold" style:font-weight-asian="bold"/>
    </style:style>
    <style:style style:name="P12" style:family="paragraph" style:parent-style-name="Normal">
      <style:paragraph-properties fo:text-align="center" style:justify-single-word="false" fo:background-color="#92cddc">
        <style:background-image/>
      </style:paragraph-properties>
    </style:style>
    <style:style style:name="P13" style:family="paragraph" style:parent-style-name="Normal">
      <style:paragraph-properties fo:text-align="center" style:justify-single-word="false" fo:background-color="#92cddc">
        <style:background-image/>
      </style:paragraph-properties>
      <style:text-properties fo:font-size="14pt" style:font-size-asian="14pt" style:font-size-complex="14pt"/>
    </style:style>
    <style:style style:name="P14" style:family="paragraph" style:parent-style-name="Normal">
      <style:paragraph-properties fo:text-align="center" style:justify-single-word="false" fo:background-color="#92cddc" fo:padding-left="0.035cm" fo:padding-right="0.141cm" fo:padding-top="0.035cm" fo:padding-bottom="0.035cm" fo:border="0.018cm solid #000000" style:shadow="none">
        <style:background-image/>
      </style:paragraph-properties>
      <style:text-properties fo:font-size="14pt" fo:font-weight="bold" style:font-size-asian="14pt" style:font-weight-asian="bold" style:font-size-complex="14pt"/>
    </style:style>
    <style:style style:name="P15" style:family="paragraph" style:parent-style-name="Normal">
      <style:paragraph-properties fo:margin-top="0cm" fo:margin-bottom="0cm" fo:line-height="100%" fo:text-align="center" style:justify-single-word="false"/>
      <style:text-properties fo:font-size="14pt" fo:font-weight="bold" style:font-size-asian="14pt" style:font-weight-asian="bold" style:font-size-complex="14pt"/>
    </style:style>
    <style:style style:name="P16" style:family="paragraph" style:parent-style-name="Normal">
      <style:paragraph-properties fo:margin-top="0cm" fo:margin-bottom="0cm" fo:line-height="100%" fo:text-align="justify" style:justify-single-word="false"/>
      <style:text-properties fo:font-size="14pt" fo:font-weight="bold" style:font-size-asian="14pt" style:font-weight-asian="bold" style:font-size-complex="14pt"/>
    </style:style>
    <style:style style:name="P17" style:family="paragraph" style:parent-style-name="Normal">
      <style:paragraph-properties fo:margin-top="0cm" fo:margin-bottom="0cm" fo:line-height="100%" fo:text-align="center" style:justify-single-word="false"/>
    </style:style>
    <style:style style:name="P18" style:family="paragraph" style:parent-style-name="Normal">
      <style:paragraph-properties fo:margin-top="0cm" fo:margin-bottom="0cm" fo:line-height="100%" fo:text-align="justify" style:justify-single-word="false"/>
    </style:style>
    <style:style style:name="P19" style:family="paragraph" style:parent-style-name="Normal">
      <style:paragraph-properties fo:margin-top="0cm" fo:margin-bottom="0cm" fo:line-height="100%" fo:text-align="center" style:justify-single-word="false"/>
      <style:text-properties fo:font-weight="bold" style:font-weight-asian="bold"/>
    </style:style>
    <style:style style:name="P20" style:family="paragraph" style:parent-style-name="Normal">
      <style:paragraph-properties fo:margin-top="0cm" fo:margin-bottom="0cm" fo:text-align="justify" style:justify-single-word="false"/>
    </style:style>
    <style:style style:name="P21" style:family="paragraph" style:parent-style-name="Normal">
      <style:paragraph-properties fo:margin-top="0cm" fo:margin-bottom="0cm" fo:text-align="justify" style:justify-single-word="false"/>
      <style:text-properties fo:font-size="12pt" fo:font-weight="bold" style:font-size-asian="12pt" style:font-weight-asian="bold" style:font-size-complex="12pt"/>
    </style:style>
    <style:style style:name="P22" style:family="paragraph" style:parent-style-name="Normal" style:master-page-name="MP0">
      <style:paragraph-properties fo:text-align="center" style:justify-single-word="false" style:page-number="auto" fo:break-before="page" fo:background-color="#92cddc">
        <style:background-image/>
      </style:paragraph-properties>
      <style:text-properties fo:font-size="14pt" style:font-size-asian="14pt" style:font-size-complex="14pt"/>
    </style:style>
    <style:style style:name="T1" style:family="text">
      <style:text-properties style:font-name="Cambria" fo:font-size="16pt" style:font-name-asian="Times New Roman" style:font-size-asian="16pt" style:font-size-complex="16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5" style:family="tex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Wingdings" fo:font-size="14pt" fo:font-weight="bold" style:font-name-asian="Wingdings" style:font-size-asian="14pt" style:font-weight-asian="bold" style:font-name-complex="Wingdings" style:font-size-complex="14pt"/>
    </style:style>
    <style:style style:name="T11" style:family="text">
      <style:text-properties style:font-name="Wingdings" fo:font-size="14pt" style:font-name-asian="Wingdings" style:font-size-asian="14pt" style:font-name-complex="Wingdings"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INTRODUCTION </text:p>
      <text:p text:style-name="P4"/>
      <text:p text:style-name="P5">Le stage constitue pour l’étudiant une première approche de l’entreprise. Pour l’entreprise le stage <text:s/>permet de préparer l’étudiant à l’élaboration d’un projet professionnel, à la connaissance de fonction ou de postes en entreprise..</text:p>
      <text:p text:style-name="P8"/>
      <text:p text:style-name="P12"><text:span text:style-name="Police_20_par_20_défaut"><text:span text:style-name="T2">Les objectifs d’un stage</text:span></text:span></text:p>
      <text:p text:style-name="P4"/>
      <text:p text:style-name="P4"><text:span text:style-name="Police_20_par_20_défaut"><text:span text:style-name="T4">Pédagogiques </text:span></text:span><text:span text:style-name="Police_20_par_20_défaut"><text:span text:style-name="T6"><text:s/>: Mise en pratique des outils théoriques et méthodologiques acquis à l’ISIMA</text:span></text:span></text:p>
      <text:p text:style-name="P4"><text:span text:style-name="Police_20_par_20_défaut"><text:span text:style-name="T4">Professionnels</text:span></text:span><text:span text:style-name="Police_20_par_20_défaut"><text:span text:style-name="T6"> : Acquisition d’une compétence.</text:span></text:span></text:p>
      <text:p text:style-name="P4"><text:span text:style-name="Police_20_par_20_défaut"><text:span text:style-name="T4">Sociaux </text:span></text:span><text:span text:style-name="Police_20_par_20_défaut"><text:span text:style-name="T6"><text:s text:c="9"/></text:span></text:span><text:span text:style-name="Police_20_par_20_défaut"><text:span text:style-name="T6"><text:s text:c="4"/>: Découverte <text:s/>du milieu économique.</text:span></text:span></text:p>
      <text:p text:style-name="P4"><text:span text:style-name="Police_20_par_20_défaut"><text:span text:style-name="T4">Personnels</text:span></text:span><text:span text:style-name="Police_20_par_20_défaut"><text:span text:style-name="T6"> <text:s text:c="4"/>: Meilleure connaissance de ses goûts et aptitudes, de ses motivations et son </text:span></text:span><text:span text:style-name="Police_20_par_20_défaut"><text:span text:style-name="T6"><text:tab/></text:span></text:span><text:span text:style-name="Police_20_par_20_défaut"><text:span text:style-name="T6"><text:tab/> <text:s text:c="2"/>orientation.</text:span></text:span></text:p>
      <text:p text:style-name="P8"/>
      <text:p text:style-name="P13">Les responsabilités de chacun </text:p>
      <text:p text:style-name="Normal"/>
      <text:p text:style-name="P5">L’entreprise doit éviter de proposer un travail éclaté en plusieurs parties : un stagiaire ne vient pas pour traiter divers petits problèmes indépendants qui n’ont pas pu l’être faute de temps. </text:p>
      <text:p text:style-name="P5">Un sujet de stage doit être cohérent et continu et le volume de travail doit correspondre à la durée de stage en tenant compte du temps de rédaction du mémoire final. La structure d’accueil doit assurer un encadrement (tuteur industriel) et un suivi sérieux de l’étudiant pendant toute la durée du stage.</text:p>
      <text:p text:style-name="P5"/>
      <text:p text:style-name="P5">L’étudiant de son coté, doit pouvoir faire preuve de souplesse. Quelques jours, voire quelques semaines, de formation à un outil ou à une méthode utilisés par l’entreprise, ne constituent pas un obstacle, dans la mesure où ils faciliteront le déroulement du stage, tout en élargissant le champ des connaissances du stagiaire. Pour aider à une bonne définition du stage, un contact direct avec le responsable de la filière est impératif. C’est le responsable de filière qui validera les sujets.</text:p>
      <text:p text:style-name="P5"><text:soft-page-break/></text:p>
      <text:p text:style-name="P5">Le travail effectué doit être de la meilleure qualité possible et en adéquation totale avec les objectifs fixés au départ par le responsable industriel et l’ISIMA. Il va de soi que la ponctualité et l’assiduité au travail sont des facteurs d’appréciation qui ne sauraient être négligés.</text:p>
      <text:p text:style-name="P5">Le travail proposé doit naturellement correspondre à la formation dispensée par l’école en ce qui concerne le sujet lui-même et les outils, méthodes et techniques nécessaires pour mener le travail à bien (sans interdire –voir ci-dessus, l’acquisition de méthodes voisines ou l’utilisation d’outils spécifiques). Dans la mesure du possible au début du stage, un enseignant (tuteur universitaire) sera chargé d’assurer le suivi du déroulement du stage.</text:p>
      <text:p text:style-name="P5"/>
      <text:p text:style-name="P5">Typiquement, la tâche proposée doit être comparable à celle que l’on confierait à un ingénieur débutant, de manière que l’élève se forge une première expérience de terrain.</text:p>
      <text:p text:style-name="P5"/>
      <text:p text:style-name="P4"><text:span text:style-name="Police_20_par_20_défaut"><text:span text:style-name="T7">Dans l’intérêt même de ses étudiants, l’ISIMA se réserve le droit de refuser des stages qui ne correspondent pas aux critères minimaux énoncés ci-dessus</text:span></text:span><text:span text:style-name="Police_20_par_20_défaut"><text:span text:style-name="T6">. </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able:table table:name="Tableau1" table:style-name="Tableau1">
        <table:table-column table:style-name="Tableau1.A"/>
        <table:table-row>
          <table:table-cell table:style-name="Tableau1.A1" office:value-type="string">
            <text:p text:style-name="P15"/>
            <text:p text:style-name="P17"><text:span text:style-name="Police_20_par_20_défaut"><text:span text:style-name="T3">ETAPE 1 :La recherche de stage</text:span></text:span><text:span text:style-name="Police_20_par_20_défaut"><text:span text:style-name="T8"> </text:span></text:span></text:p>
            <text:p text:style-name="P19"/>
          </table:table-cell>
        </table:table-row>
      </table:table>
      <text:p text:style-name="Normal"/>
      <text:p text:style-name="P5">La recherche de stage est effectuée par l’étudiant lui-même.</text:p>
      <text:p text:style-name="P5">Les offres de stages reçues par le service des stages sont publiées et peuvent être consultées <text:s/>sur le site INTRANET de l’établissement dès fin octobre .Une version papier est mise à la disposition des étudiants au bureau des stages .</text:p>
      <text:p text:style-name="P20"><text:span text:style-name="Police_20_par_20_défaut"><text:span text:style-name="T10"></text:span></text:span><text:span text:style-name="Police_20_par_20_défaut"><text:span text:style-name="T5">Stage à l’étranger</text:span></text:span><text:span text:style-name="Police_20_par_20_défaut"><text:span text:style-name="T7"> : </text:span></text:span></text:p>
      <text:p text:style-name="P20"><text:span text:style-name="Police_20_par_20_défaut"><text:span text:style-name="T7">Les étudiants qui souhaitent effectuer un stage à l’étranger doivent s’y prendre très tôt, s’inscrire auprès du bureau des stages (Angélique COMBES) et se renseigner auprès du service des relations</text:span></text:span><text:span text:style-name="Police_20_par_20_défaut"><text:span text:style-name="T7"> internationales (Eva HASSINGER</text:span></text:span><text:span text:style-name="Police_20_par_20_défaut"><text:span text:style-name="T6">).</text:span></text:span></text:p>
      <text:p text:style-name="P5"/>
      <text:p text:style-name="P5">La conclusion d’un accord avec une entreprise ou un établissement se traduit par le dépôt au bureau des stages ( Angélique COMBES) de la « fiche d’offre de stage - demande de convention», (téléchargeable sur INTRANET) renseignée par l’étudiant et validée par le responsable de filière.</text:p>
      <text:p text:style-name="P6">Cet imprimé doit être retourné au bureau des stages pour le 31 janvier , dernier délai. Après cette date, l’étudiant doit fournir la fiche de suivi des recherches effectuées accompagnée des courriers et tampons des entreprises rencontrées.</text:p>
      <text:p text:style-name="P5">La convention est rédigée par le bureau des stages d’après les informations mentionnées sur l'imprimé et l’étudiant signe la convention avant qu’elle soit envoyée à la structure d’accueil .</text:p>
      <text:p text:style-name="P5"/>
      <table:table table:name="Tableau2" table:style-name="Tableau2">
        <table:table-column table:style-name="Tableau2.A"/>
        <table:table-row>
          <table:table-cell table:style-name="Tableau2.A1" office:value-type="string">
            <text:p text:style-name="P18"/>
          </table:table-cell>
        </table:table-row>
        <table:table-row>
          <table:table-cell table:style-name="Tableau2.A2" office:value-type="string">
            <text:p text:style-name="P15">ETAPE 2 <text:s text:c="3"/>Avant le départ en stage</text:p>
            <text:p text:style-name="P15"/>
          </table:table-cell>
        </table:table-row>
      </table:table>
      <text:p text:style-name="P4"/>
      <text:p text:style-name="P4"><text:span text:style-name="Police_20_par_20_défaut"><text:span text:style-name="T6">La convention de stage est signée par l’organisme d'accueil ( entreprise, établissement,,) qui garde un exemplaire et retourne les deux autres signés au service des stages à l’attention de <text:s/>Chantal AURATUS.</text:span></text:span></text:p>
      <text:p text:style-name="P5">Un exemplaire est ensuite remis à l’étudiant quand elle a été signée de toutes les parties.</text:p>
      <text:p text:style-name="P4"><text:soft-page-break/><text:span text:style-name="Police_20_par_20_défaut"><text:span text:style-name="T6">Une </text:span></text:span><text:span text:style-name="Police_20_par_20_défaut"><text:span text:style-name="T7">réunion d'information sur la protection sociale et les complémentaires santé spécifiques</text:span></text:span><text:span text:style-name="Police_20_par_20_défaut"><text:span text:style-name="T6"> a lieu à l’attention des étudiants qui partent à l’étranger dans le courant du </text:span></text:span><text:span text:style-name="Police_20_par_20_défaut"><text:span text:style-name="T7">mois de février.</text:span></text:span></text:p>
      <text:p text:style-name="P4"><text:span text:style-name="Police_20_par_20_défaut"><text:span text:style-name="T6"><text:s/>Une </text:span></text:span><text:span text:style-name="Police_20_par_20_défaut"><text:span text:style-name="T7">réunion d’information</text:span></text:span><text:span text:style-name="Police_20_par_20_défaut"><text:span text:style-name="T6"> générale est organisée à la </text:span></text:span><text:span text:style-name="Police_20_par_20_défaut"><text:span text:style-name="T7">mi mars</text:span></text:span><text:span text:style-name="Police_20_par_20_défaut"><text:span text:style-name="T6"> <text:s/>avant le départ en stage des étudiants. </text:span></text:span></text:p>
      <text:p text:style-name="P4"><text:span text:style-name="Police_20_par_20_défaut"><text:span text:style-name="T6"/></text:span></text:p>
      <table:table table:name="Tableau3" table:style-name="Tableau3">
        <table:table-column table:style-name="Tableau3.A"/>
        <table:table-row>
          <table:table-cell table:style-name="Tableau3.A1" office:value-type="string">
            <text:p text:style-name="P15">Etape <text:s/>3 <text:s text:c="3"/>Arrivée sur le lieu de stage</text:p>
            <text:p text:style-name="P16"/>
          </table:table-cell>
        </table:table-row>
      </table:table>
      <text:p text:style-name="P4"/>
      <text:p text:style-name="P4"><text:span text:style-name="Police_20_par_20_défaut"><text:span text:style-name="T6">La convention de stage doit avoir été signée et retournée par la structure d’accueil avant le départ en stage, si ce n’est pas le cas, il faut la réclamer et prévoir aussi de fournir les documents réclamés dès l’arrivée sur le lieu de stage</text:span></text:span>.</text:p>
      <text:p text:style-name="P4"><text:span text:style-name="Police_20_par_20_défaut"><text:span text:style-name="T6">Après avoir pris connaissance du contexte de la structure d'accueil et du sujet du stage précis, faire parvenir par courrier électronique à Chantal AURATUS, </text:span></text:span><text:span text:style-name="Police_20_par_20_défaut"><text:span text:style-name="T5">avant le 21 avril 2012</text:span></text:span><text:span text:style-name="Police_20_par_20_défaut"><text:span text:style-name="T6">, les renseignements demandés sur le formulaire « renseignements à fournir par le stagiaire » <text:s/>envoyé à chaque étudiant par mail dans les premiers jours de son stage .</text:span></text:span></text:p>
      <text:p text:style-name="P5">Ce formulaire est différent de celui <text:s/>rempli pour la rédaction de la convention car ilest destiné à l’information du tuteur universitaire et de l’administration.</text:p>
      <text:p text:style-name="P5">Ces renseignements doivent être accompagnés d’un plan géographique situant clairement l’organisme d'accueil, du <text:s/>plan global de la ville (le cas échéant du plan de la zone industrielle).</text:p>
      <text:p text:style-name="P4"><text:span text:style-name="Police_20_par_20_défaut"><text:span text:style-name="T6">Les informations communiquées doivent être précises ( coordonnées, sujet et planning, que ce planning soit imposé ou que l’étudiant l’ait prévu de lui-même avec son tuteur d’entreprise)</text:span></text:span>.</text:p>
      <text:p text:style-name="P20"><text:span text:style-name="Police_20_par_20_défaut"><text:span text:style-name="T10"></text:span></text:span><text:span text:style-name="Police_20_par_20_défaut"><text:span text:style-name="T5">Attention</text:span></text:span><text:span text:style-name="Police_20_par_20_défaut"><text:span text:style-name="T7"> :</text:span></text:span></text:p>
      <text:p text:style-name="P4"><text:span text:style-name="Police_20_par_20_défaut"><text:span text:style-name="T7">Il ne faut <text:s/>pas envoyer le formulaire par simple renvoi (reply) mais il faut <text:s/>le renommer sous la forme : Votre NOM (étudiant). Extension (.doc ;.rtf ou .pdf). En retour le nom du tuteur est communiqué à l'étudiant</text:span></text:span>. <text:span text:style-name="Police_20_par_20_défaut"><text:span text:style-name="T7">L’attribution d’un tuteur universitaire est conditionnée par le retour de tous les formulaires « renseignements à fournir par le stagiaire »</text:span></text:span><text:span text:style-name="Police_20_par_20_défaut"><text:span text:style-name="T8">.</text:span></text:span></text:p>
      <text:p text:style-name="P20"><text:span text:style-name="Police_20_par_20_défaut"><text:span text:style-name="T6"><text:s/>Dès que l’étudiant (e) a connaissance de son tuteur universitaire, il doit prendre contact avec lui et le tenir au courant du déroulement régulièrement </text:span></text:span>.</text:p>
      <text:p text:style-name="P3"/>
      <text:p text:style-name="P14"/>
      <text:p text:style-name="P14">ETAPE <text:s/>4 <text:s/>Pendant le <text:s/>stage</text:p>
      <text:p text:style-name="P4"/>
      <text:p text:style-name="P4"><text:span text:style-name="Police_20_par_20_défaut"><text:span text:style-name="T5">Rédaction et envoi du <text:s/>rapport <text:s/>de stage</text:span></text:span><text:span text:style-name="Police_20_par_20_défaut"><text:span text:style-name="T6">: </text:span></text:span></text:p>
      <text:p text:style-name="P4"><text:span text:style-name="Police_20_par_20_défaut"><text:span text:style-name="T6">Les rapports de </text:span></text:span><text:span text:style-name="Police_20_par_20_défaut"><text:span text:style-name="T6">stage doivent être adressés à l’ISIMA </text:span></text:span><text:span text:style-name="Police_20_par_20_défaut"><text:span text:style-name="T7">avant le 28 juillet 2012</text:span></text:span><text:span text:style-name="Police_20_par_20_défaut"><text:span text:style-name="T6"> </text:span></text:span></text:p>
      <text:p text:style-name="P4"><text:span text:style-name="Police_20_par_20_défaut"><text:span text:style-name="T5">Attention </text:span></text:span><text:span text:style-name="Police_20_par_20_défaut"><text:span text:style-name="T7">: la date limite s’entend comme la date d’arrivée à l’ISIMA et non pas la date d’envoi</text:span></text:span><text:span text:style-name="Police_20_par_20_défaut"><text:span text:style-name="T6">. Il faut donc prévoir le délai d’autorisation de sortie par le chef d’entreprise ou de laborato</text:span></text:span><text:span text:style-name="Police_20_par_20_défaut"><text:span text:style-name="T6">ire, du comité de lecture de l’entreprise, d’expédition par le secrétariat, et de la poste. Bien évidemment le rapport doit être soumis à la lecture du tuteur d’entreprise.</text:span></text:span></text:p>
      <text:p text:style-name="P5">Le rapport doit être édité e<text:span text:style-name="T9">n trois exemplaires papier et un exemplaire sur CD/DVD,</text:span> en format : .doc ou .rtf ou .pdf. ( ne pas oublier d’indiquer le nom et année de soutenance)</text:p>
      <text:p text:style-name="P4"><text:span text:style-name="Police_20_par_20_défaut"><text:span text:style-name="T6">Les rapports de stage doiven</text:span></text:span><text:span text:style-name="Police_20_par_20_défaut"><text:span text:style-name="T7">t</text:span></text:span><text:span text:style-name="Police_20_par_20_défaut"><text:span text:style-name="T6"> être envoyés à : Angélique COMBES - ISIMA Campus des Cezeaux -BP 10125- 63173 AUBIERE Cedex (tel: 04 73 40 50 45 /Fax ISIMA : 04 73 </text:span></text:span><text:span text:style-name="Police_20_par_20_défaut"><text:span text:style-name="T6">40 50 01) e-mail : angelique.combes@isima.fr</text:span></text:span></text:p>
      <text:p text:style-name="P10"/>
      <text:p text:style-name="P7">Le calendrier des soutenances :</text:p>
      <text:p text:style-name="P4"><text:span text:style-name="Police_20_par_20_défaut"><text:span text:style-name="T6">Les soutenances se dérouleront du </text:span></text:span><text:span text:style-name="Police_20_par_20_défaut"><text:span text:style-name="T7">27 août au 6 septembre 2012</text:span></text:span><text:span text:style-name="Police_20_par_20_défaut"><text:span text:style-name="T6">.</text:span></text:span></text:p>
      <text:p text:style-name="P20"><text:span text:style-name="Police_20_par_20_défaut"><text:span text:style-name="T10"></text:span></text:span><text:span text:style-name="Police_20_par_20_défaut"><text:span text:style-name="T7">Pour les étudiants en stage à l’étranger les soutenances peuvent être organisées en fonction des dates de retour .</text:span></text:span></text:p>
      <text:p text:style-name="P20"><text:span text:style-name="Police_20_par_20_défaut"><text:span text:style-name="T7"/></text:span></text:p>
      <text:p text:style-name="P20"><text:span text:style-name="Police_20_par_20_défaut"><text:span text:style-name="T7">Dans tous les cas elles doivent avoir lieu avant le 20/09/2012, puisque la date du jury final est fixée au 21/09/2012.</text:span></text:span></text:p>
      <text:p text:style-name="P21"/>
      <text:p text:style-name="P4"><text:span text:style-name="Police_20_par_20_défaut"><text:span text:style-name="T6">Le </text:span></text:span><text:span text:style-name="Police_20_par_20_défaut"><text:span text:style-name="T7">ta</text:span></text:span><text:span text:style-name="Police_20_par_20_défaut"><text:span text:style-name="T7">bleau prévisionnel</text:span></text:span><text:span text:style-name="Police_20_par_20_défaut"><text:span text:style-name="T6"> du planning des soutenances est envoy</text:span></text:span><text:span text:style-name="Police_20_par_20_défaut"><text:span text:style-name="T6">é sur les adresses mail »poste.isima</text:span></text:span><text:span text:style-name="Police_20_par_20_défaut"><text:span text:style-name="T6">» </text:span></text:span><text:span text:style-name="Police_20_par_20_défaut"><text:span text:style-name="T7">à la fin du mois de juin </text:span></text:span><text:span text:style-name="Police_20_par_20_défaut"><text:span text:style-name="T7">2012</text:span></text:span><text:span text:style-name="Police_20_par_20_défaut"><text:span text:style-name="T6">.</text:span></text:span></text:p>
      <text:p text:style-name="P5">Dès réception, chaque étudiant doit vérifier auprès de son tuteur si celui-ci participera à la soutenance à la date prévue. En cas d’indisponibilité, l'étudiant doit en informer par courrier électronique Angélique COMBES et communiquer les disponibilités possibles du tuteur <text:s/>entre le 29 aout et le 6 septembre 2012. </text:p>
      <text:p text:style-name="P4"><text:soft-page-break/><text:span text:style-name="Police_20_par_20_défaut"><text:span text:style-name="T6">Dans tous les cas, </text:span></text:span><text:span text:style-name="Police_20_par_20_défaut"><text:span text:style-name="T7">chaque étudiant doit accuser </text:span></text:span><text:span text:style-name="Police_20_par_20_défaut"><text:span text:style-name="T7">réception par mail</text:span></text:span><text:span text:style-name="Police_20_par_20_défaut"><text:span text:style-name="T6"> qu’il a bien reçu l’information.</text:span></text:span></text:p>
      <text:p text:style-name="P4"><text:span text:style-name="Police_20_par_20_défaut"><text:span text:style-name="T6">La </text:span></text:span><text:span text:style-name="Police_20_par_20_défaut"><text:span text:style-name="T7">confirmation de la date de soutenance est envoyée par courrier postal au tuteur d’entreprise</text:span></text:span><text:span text:style-name="Police_20_par_20_défaut"><text:span text:style-name="T8">.</text:span></text:span></text:p>
      <text:p text:style-name="P20"><text:span text:style-name="Police_20_par_20_défaut"><text:span text:style-name="T11"></text:span></text:span><text:span text:style-name="Police_20_par_20_défaut"><text:span text:style-name="T7">Les étudiants qui n’ont reçu aucune information sur la date de <text:s/>leur soutenance dans la 1ere semaine de juillet doivent prendre contact</text:span></text:span><text:span text:style-name="Police_20_par_20_défaut"><text:span text:style-name="T6"> </text:span></text:span><text:span text:style-name="Police_20_par_20_défaut"><text:span text:style-name="T7">avec le bureau des stages.</text:span></text:span></text:p>
      <text:p text:style-name="P6"/>
      <text:p text:style-name="P7">La fiche d’appréciation :</text:p>
      <text:p text:style-name="P5">Le tuteur de l'organisme d'accueil doit porter une appréciation sur le stage. La fiche d’appréciation a renseigner est transmise au tuteur d’entreprise en même temps que l’invitation à la soutenance. </text:p>
      <text:p text:style-name="P4"><text:span text:style-name="Police_20_par_20_défaut"><text:span text:style-name="T6">Cette fiche complétée doit être retournée </text:span></text:span><text:span text:style-name="Police_20_par_20_défaut"><text:span text:style-name="T7">au plus tard 8 jours avant la date de soutenance</text:span></text:span></text:p>
      <text:p text:style-name="P4"><text:span text:style-name="Police_20_par_20_défaut"><text:span text:style-name="T10"></text:span></text:span><text:span text:style-name="Police_20_par_20_défaut"><text:span text:style-name="T7">la fiche d’appréciation existe en version française, anglaise et allemande</text:span></text:span><text:span text:style-name="Police_20_par_20_défaut"><text:span text:style-name="T8">.</text:span></text:span></text:p>
      <text:p text:style-name="P11"/>
      <table:table table:name="Tableau4" table:style-name="Tableau4">
        <table:table-column table:style-name="Tableau4.A"/>
        <table:table-row>
          <table:table-cell table:style-name="Tableau4.A1" office:value-type="string">
            <text:p text:style-name="P15"/>
            <text:p text:style-name="P15">ETAPE 5 <text:s text:c="3"/>A l’issue du stage</text:p>
            <text:p text:style-name="P15"/>
          </table:table-cell>
        </table:table-row>
      </table:table>
      <text:p text:style-name="P9"/>
      <text:p text:style-name="P4"><text:span text:style-name="Police_20_par_20_défaut"><text:span text:style-name="T5">Les soutenances</text:span></text:span><text:span text:style-name="Police_20_par_20_défaut"><text:span text:style-name="T6"> :</text:span></text:span></text:p>
      <text:p text:style-name="P5">Le jour de la soutenance, le tuteur de l'organisme d'accueil est invité par l’ISIMA pour la soutenance et pour un repas au restaurant avec les enseignants repas.</text:p>
      <text:p text:style-name="P5">S’il souhaite répondre à cette invitation, il faut qu'il retourne le formulaire « fiche repas »qui lui sera adressé en même temps que la convocation à la soutenance, toujours à l’attention d’Angélique COMBES .</text:p>
      <text:p text:style-name="P4"><text:s/></text:p>
      <text:p text:style-name="P5"/>
      <text:p text:style-name="P5"/>
      <text:p text:style-name="P5"/>
      <text:p text:style-name="P5"/>
      <text:p text:style-name="P5"><text:soft-page-break/></text:p>
      <text:p text:style-name="P4"><text:span text:style-name="Police_20_par_20_défaut"><text:span text:style-name="T11"></text:span></text:span><text:span text:style-name="Police_20_par_20_défaut"><text:span text:style-name="T7">A la fin du stage, les étudiants qui ont trouvé un emploi (CDD ou CDI), </text:span></text:span><text:span text:style-name="Police_20_par_20_défaut"><text:span text:style-name="T7">doivent </text:span></text:span><text:span text:style-name="Police_20_par_20_défaut"><text:span text:style-name="T7">transmettre leurs <text:s/>coordonnées à Angélique COMBES qui assure la liaison entre l’ISIMA et les anciens ZZ. </text:span></text:span></text:p>
      <text:p text:style-name="P4"><text:span text:style-name="Police_20_par_20_défaut"><text:span text:style-name="T7">En cas de p</text:span></text:span><text:span text:style-name="Police_20_par_20_défaut"><text:span text:style-name="T7">oursuite d’études, merci de le signaler égal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mily-generic="system" style:font-pitch="variable" style:font-charset="x-symbol"/>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border-line-width-bottom="0.053cm 0.053cm 0.053cm" fo:padding-left="0cm" fo:padding-right="0cm" fo:padding-top="0cm" fo:padding-bottom="0.035cm" fo:border-left="none" fo:border-right="none" fo:border-top="none" fo:border-bottom="0.159cm double #622423" style:shadow="none"/>
    </style:style>
    <style:style style:name="MP2" style:family="paragraph" style:parent-style-name="Footer">
      <style:paragraph-properties fo:text-align="center" style:justify-single-word="false"/>
    </style:style>
    <style:style style:name="MT1" style:family="text">
      <style:text-properties style:font-name="Cambria" fo:font-size="16pt" style:font-name-asian="Times New Roman" style:font-size-asian="16pt" style:font-size-complex="1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Feuille de route 2012</text:span></text:span></text:p>
        <text:p text:style-name="MP1"><text:span text:style-name="Police_20_par_20_défaut"><text:span text:style-name="MT1"><text:s/>des stages de 2eme et 3eme année</text:span></text:span></text:p>
        <text:p text:style-name="Header"/>
      </style:header>
      <style:footer>
        <text:p text:style-name="MP2"><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LES STAGES DE 2EME ET 3EME ANNEE EN 5 ETAPES</dc:title>
    <meta:initial-creator>angélique</meta:initial-creator>
    <meta:creation-date>2012-02-06T20:03:00Z</meta:creation-date>
    <dc:date>2012-02-23T16:46:51.76</dc:date>
    <meta:editing-cycles>56</meta:editing-cycles>
    <meta:editing-duration>PT2H25M30S</meta:editing-duration>
    <meta:document-statistic meta:table-count="4" meta:image-count="0" meta:object-count="0" meta:page-count="7" meta:paragraph-count="66" meta:word-count="1516" meta:character-count="9386"/>
    <meta:template xlink:type="simple" xlink:actuate="onRequest" xlink:title="" xlink:href="file:///E:/feuille%20de%20route%20stages%202012.odt/Normal"/>
  </office:meta>
</office:document-meta>
</file>